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91cm" fo:min-width="4.504cm"/>
    </style:style>
    <style:style style:name="gr2" style:family="graphic" style:parent-style-name="standard">
      <style:graphic-properties draw:textarea-horizontal-align="justify" draw:textarea-vertical-align="middle" draw:auto-grow-height="false" fo:min-height="1.49cm" fo:min-width="4.504cm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66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86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00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84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05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96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38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88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81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03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89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851cm"/>
      <style:paragraph-properties style:writing-mode="lr-tb"/>
    </style:style>
    <style:style style:name="gr18" style:family="graphic" style:parent-style-name="standard">
      <style:graphic-properties draw:stroke="none" draw:fill="none" fo:min-height="0.94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5" style:family="paragraph">
      <loext:graphic-properties draw:fill="none"/>
      <style:paragraph-properties style:writing-mode="lr-tb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c9211e" fo:font-size="10pt" style:font-size-asian="10pt" style:font-size-complex="10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04cm" svg:height="1.741cm" svg:x="7.752cm" svg:y="1.53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04cm" svg:height="1.741cm" svg:x="2.609cm" svg:y="5.8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04cm" svg:height="1.74cm" svg:x="12.617cm" svg:y="14.44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04cm" svg:height="1.741cm" svg:x="12.617cm" svg:y="5.8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04cm" svg:height="1.74cm" svg:x="2.609cm" svg:y="14.44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04cm" svg:height="1.741cm" svg:x="7.613cm" svg:y="24.8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04cm" svg:height="1.741cm" svg:x="7.613cm" svg:y="19.23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04cm" svg:height="1.741cm" svg:x="7.613cm" svg:y="9.947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2.756cm" svg:y1="3.274cm" svg:x2="15.119cm" svg:y2="5.885cm">
          <text:p/>
        </draw:line>
        <draw:line draw:style-name="gr3" draw:text-style-name="P2" draw:layer="layout" svg:x1="12.617cm" svg:y1="9.947cm" svg:x2="15.258cm" svg:y2="7.626cm">
          <text:p/>
        </draw:line>
        <draw:line draw:style-name="gr3" draw:text-style-name="P2" draw:layer="layout" svg:x1="7.731cm" svg:y1="3.158cm" svg:x2="5.25cm" svg:y2="5.885cm">
          <text:p/>
        </draw:line>
        <draw:line draw:style-name="gr3" draw:text-style-name="P2" draw:layer="layout" svg:x1="7.613cm" svg:y1="9.947cm" svg:x2="4.972cm" svg:y2="7.626cm">
          <text:p/>
        </draw:line>
        <draw:line draw:style-name="gr3" draw:text-style-name="P2" draw:layer="layout" svg:x1="7.613cm" svg:y1="14.443cm" svg:x2="9.837cm" svg:y2="11.687cm">
          <text:p/>
        </draw:line>
        <draw:line draw:style-name="gr3" draw:text-style-name="P2" draw:layer="layout" svg:x1="12.617cm" svg:y1="14.443cm" svg:x2="9.976cm" svg:y2="11.687cm">
          <text:p/>
        </draw:line>
        <draw:line draw:style-name="gr3" draw:text-style-name="P2" draw:layer="layout" svg:x1="12.617cm" svg:y1="19.23cm" svg:x2="15.397cm" svg:y2="16.184cm">
          <text:p/>
        </draw:line>
        <draw:line draw:style-name="gr3" draw:text-style-name="P2" draw:layer="layout" svg:x1="7.613cm" svg:y1="19.23cm" svg:x2="4.833cm" svg:y2="16.184cm">
          <text:p/>
        </draw:line>
        <draw:line draw:style-name="gr3" draw:text-style-name="P2" draw:layer="layout" svg:x1="8.864cm" svg:y1="20.971cm" svg:x2="8.864cm" svg:y2="24.888cm">
          <text:p/>
        </draw:line>
        <draw:line draw:style-name="gr3" draw:text-style-name="P2" draw:layer="layout" svg:x1="7.613cm" svg:y1="15.36cm" svg:x2="12.617cm" svg:y2="15.36cm">
          <text:p/>
        </draw:line>
        <draw:frame draw:style-name="gr4" draw:text-style-name="P3" draw:layer="layout" svg:width="4.726cm" svg:height="1.199cm" svg:x="7.958cm" svg:y="2.015cm">
          <draw:text-box>
            <text:p text:style-name="P1"><text:span text:style-name="T1">Switch1</text:span></text:p>
            <text:p text:style-name="P1"><text:span text:style-name="T1"/></text:p>
          </draw:text-box>
        </draw:frame>
        <draw:frame draw:style-name="gr4" draw:text-style-name="P3" draw:layer="layout" svg:width="4.726cm" svg:height="1.199cm" svg:x="7.704cm" svg:y="25.377cm">
          <draw:text-box>
            <text:p text:style-name="P1"><text:span text:style-name="T1">Switch8</text:span></text:p>
            <text:p text:style-name="P1"><text:span text:style-name="T1"/></text:p>
          </draw:text-box>
        </draw:frame>
        <draw:frame draw:style-name="gr4" draw:text-style-name="P3" draw:layer="layout" svg:width="4.726cm" svg:height="1.199cm" svg:x="7.704cm" svg:y="19.661cm">
          <draw:text-box>
            <text:p text:style-name="P1"><text:span text:style-name="T1">Switch7</text:span></text:p>
            <text:p text:style-name="P1"><text:span text:style-name="T1"/></text:p>
          </draw:text-box>
        </draw:frame>
        <draw:frame draw:style-name="gr5" draw:text-style-name="P3" draw:layer="layout" svg:width="4.726cm" svg:height="1.911cm" svg:x="2.751cm" svg:y="14.588cm">
          <draw:text-box>
            <text:p text:style-name="P1"><text:span text:style-name="T1">Switch5</text:span></text:p>
            <text:p text:style-name="P1"><text:span text:style-name="T1">Root Bridge</text:span></text:p>
          </draw:text-box>
        </draw:frame>
        <draw:frame draw:style-name="gr4" draw:text-style-name="P3" draw:layer="layout" svg:width="4.726cm" svg:height="1.199cm" svg:x="12.811cm" svg:y="14.836cm">
          <draw:text-box>
            <text:p text:style-name="P1"><text:span text:style-name="T1">Switch6</text:span></text:p>
            <text:p text:style-name="P1"><text:span text:style-name="T1"/></text:p>
          </draw:text-box>
        </draw:frame>
        <draw:frame draw:style-name="gr4" draw:text-style-name="P3" draw:layer="layout" svg:width="4.726cm" svg:height="1.199cm" svg:x="7.731cm" svg:y="10.397cm">
          <draw:text-box>
            <text:p text:style-name="P1"><text:span text:style-name="T1">Switch4</text:span></text:p>
            <text:p text:style-name="P1"><text:span text:style-name="T1"/></text:p>
          </draw:text-box>
        </draw:frame>
        <draw:frame draw:style-name="gr4" draw:text-style-name="P3" draw:layer="layout" svg:width="4.726cm" svg:height="1.199cm" svg:x="12.684cm" svg:y="6.206cm">
          <draw:text-box>
            <text:p text:style-name="P1"><text:span text:style-name="T1">Switch3</text:span></text:p>
            <text:p text:style-name="P1"><text:span text:style-name="T1"/></text:p>
          </draw:text-box>
        </draw:frame>
        <draw:line draw:style-name="gr3" draw:text-style-name="P2" draw:layer="layout" svg:x1="11.366cm" svg:y1="20.971cm" svg:x2="11.366cm" svg:y2="24.888cm">
          <text:p/>
        </draw:line>
        <draw:frame draw:style-name="gr6" draw:text-style-name="P4" draw:layer="layout" svg:width="1.567cm" svg:height="1.118cm" svg:x="12.895cm" svg:y="2.548cm">
          <draw:text-box>
            <text:p><text:span text:style-name="T2">eth0/2</text:span></text:p>
            <text:p><text:span text:style-name="T3">DP</text:span></text:p>
          </draw:text-box>
        </draw:frame>
        <draw:frame draw:style-name="gr7" draw:text-style-name="P4" draw:layer="layout" svg:width="1.905cm" svg:height="1.256cm" svg:x="7.35cm" svg:y="11.667cm">
          <draw:text-box>
            <text:p><text:span text:style-name="T2">eth0/4</text:span></text:p>
            <text:p><text:span text:style-name="T3">RP</text:span></text:p>
          </draw:text-box>
        </draw:frame>
        <draw:frame draw:style-name="gr8" draw:text-style-name="P4" draw:layer="layout" svg:width="1.68cm" svg:height="1.093cm" svg:x="11.033cm" svg:y="15.477cm">
          <draw:text-box>
            <text:p><text:span text:style-name="T2">eth0/1</text:span></text:p>
            <text:p><text:span text:style-name="T3">RP</text:span></text:p>
          </draw:text-box>
        </draw:frame>
        <draw:frame draw:style-name="gr9" draw:text-style-name="P4" draw:layer="layout" svg:width="1.527cm" svg:height="1.306cm" svg:x="7.474cm" svg:y="15.314cm">
          <draw:text-box>
            <text:p><text:span text:style-name="T2">eth0/1</text:span></text:p>
            <text:p><text:span text:style-name="T3">DP</text:span></text:p>
          </draw:text-box>
        </draw:frame>
        <draw:frame draw:style-name="gr10" draw:text-style-name="P4" draw:layer="layout" svg:width="1.815cm" svg:height="1.219cm" svg:x="6.17cm" svg:y="13.191cm">
          <draw:text-box>
            <text:p><text:span text:style-name="T2">eth0/1</text:span></text:p>
            <text:p><text:span text:style-name="T3">DP</text:span></text:p>
          </draw:text-box>
        </draw:frame>
        <draw:frame draw:style-name="gr11" draw:text-style-name="P4" draw:layer="layout" svg:width="4.031cm" svg:height="1.637cm" svg:x="3.7cm" svg:y="16.253cm">
          <draw:text-box>
            <text:p><text:span text:style-name="T2">eth0/3</text:span></text:p>
            <text:p><text:span text:style-name="T3">DP</text:span></text:p>
          </draw:text-box>
        </draw:frame>
        <draw:frame draw:style-name="gr11" draw:text-style-name="P4" draw:layer="layout" svg:width="4.031cm" svg:height="1.637cm" svg:x="5.859cm" svg:y="19.033cm">
          <draw:text-box>
            <text:p><text:span text:style-name="T2">eth0/4</text:span></text:p>
            <text:p><text:span text:style-name="T3">RP</text:span></text:p>
          </draw:text-box>
        </draw:frame>
        <draw:frame draw:style-name="gr12" draw:text-style-name="P4" draw:layer="layout" svg:width="1.826cm" svg:height="1.133cm" svg:x="11.366cm" svg:y="21.075cm">
          <draw:text-box>
            <text:p><text:span text:style-name="T2">eth0/2</text:span></text:p>
            <text:p><text:span text:style-name="T3">DP</text:span></text:p>
          </draw:text-box>
        </draw:frame>
        <draw:frame draw:style-name="gr11" draw:text-style-name="P4" draw:layer="layout" svg:width="1.87cm" svg:height="1.637cm" svg:x="7.223cm" svg:y="21.079cm">
          <draw:text-box>
            <text:p><text:span text:style-name="T2">eth0/3</text:span></text:p>
            <text:p><text:span text:style-name="T3">DP</text:span></text:p>
          </draw:text-box>
        </draw:frame>
        <draw:frame draw:style-name="gr13" draw:text-style-name="P4" draw:layer="layout" svg:width="1.87cm" svg:height="1.061cm" svg:x="7.096cm" svg:y="23.859cm">
          <draw:text-box>
            <text:p><text:span text:style-name="T2">eth0/2</text:span></text:p>
            <text:p><text:span text:style-name="T3">BP</text:span></text:p>
          </draw:text-box>
        </draw:frame>
        <draw:frame draw:style-name="gr14" draw:text-style-name="P4" draw:layer="layout" svg:width="1.711cm" svg:height="1.039cm" svg:x="11.227cm" svg:y="23.755cm">
          <draw:text-box>
            <text:p><text:span text:style-name="T2">eth0/1</text:span></text:p>
            <text:p><text:span text:style-name="T3">RP</text:span></text:p>
          </draw:text-box>
        </draw:frame>
        <draw:frame draw:style-name="gr15" draw:text-style-name="P4" draw:layer="layout" svg:width="1.654cm" svg:height="1.284cm" svg:x="7.477cm" svg:y="8.605cm">
          <draw:text-box>
            <text:p><text:span text:style-name="T2">eth0/1</text:span></text:p>
            <text:p><text:span text:style-name="T3">DP</text:span></text:p>
          </draw:text-box>
        </draw:frame>
        <draw:frame draw:style-name="gr16" draw:text-style-name="P4" draw:layer="layout" svg:width="1.626cm" svg:height="1.144cm" svg:x="3.565cm" svg:y="7.73cm">
          <draw:text-box>
            <text:p><text:span text:style-name="T2">eth0/2</text:span></text:p>
            <text:p><text:span text:style-name="T3">RP</text:span></text:p>
          </draw:text-box>
        </draw:frame>
        <draw:frame draw:style-name="gr17" draw:text-style-name="P4" draw:layer="layout" svg:width="1.777cm" svg:height="1.101cm" svg:x="3.667cm" svg:y="4.851cm">
          <draw:text-box>
            <text:p><text:span text:style-name="T2">eth0/1</text:span></text:p>
            <text:p><text:span text:style-name="T3">DP</text:span></text:p>
          </draw:text-box>
        </draw:frame>
        <draw:frame draw:style-name="gr14" draw:text-style-name="P4" draw:layer="layout" svg:width="1.712cm" svg:height="1.039cm" svg:x="5.572cm" svg:y="2.523cm">
          <draw:text-box>
            <text:p><text:span text:style-name="T2">eth0/2</text:span></text:p>
            <text:p><text:span text:style-name="T3">RP</text:span></text:p>
          </draw:text-box>
        </draw:frame>
        <draw:frame draw:style-name="gr14" draw:text-style-name="P4" draw:layer="layout" svg:width="1.502cm" svg:height="1.039cm" svg:x="15.119cm" svg:y="4.684cm">
          <draw:text-box>
            <text:p><text:span text:style-name="T2">eth0/1</text:span></text:p>
            <text:p><text:span text:style-name="T3">RP</text:span></text:p>
          </draw:text-box>
        </draw:frame>
        <draw:frame draw:style-name="gr18" draw:text-style-name="P5" draw:layer="layout" svg:width="2.54cm" svg:height="1.199cm" svg:x="3.667cm" svg:y="6.333cm">
          <draw:text-box>
            <text:p><text:span text:style-name="T1">Switch 2</text:span></text:p>
          </draw:text-box>
        </draw:frame>
        <draw:frame draw:style-name="gr8" draw:text-style-name="P4" draw:layer="layout" svg:width="1.68cm" svg:height="1.093cm" svg:x="12.655cm" svg:y="18.906cm">
          <draw:text-box>
            <text:p><text:span text:style-name="T2">eth0/1</text:span></text:p>
            <text:p><text:span text:style-name="T3">BP</text:span></text:p>
          </draw:text-box>
        </draw:frame>
        <draw:frame draw:style-name="gr11" draw:text-style-name="P4" draw:layer="layout" svg:width="4.031cm" svg:height="1.637cm" svg:x="15.257cm" svg:y="16.253cm">
          <draw:text-box>
            <text:p><text:span text:style-name="T2">eth0/3</text:span></text:p>
            <text:p><text:span text:style-name="T3">DP</text:span></text:p>
          </draw:text-box>
        </draw:frame>
        <draw:frame draw:style-name="gr13" draw:text-style-name="P4" draw:layer="layout" svg:width="1.87cm" svg:height="1.061cm" svg:x="10.941cm" svg:y="11.876cm">
          <draw:text-box>
            <text:p><text:span text:style-name="T2">eth0/3</text:span></text:p>
            <text:p><text:span text:style-name="T3">BP</text:span></text:p>
          </draw:text-box>
        </draw:frame>
        <draw:frame draw:style-name="gr17" draw:text-style-name="P4" draw:layer="layout" svg:width="1.777cm" svg:height="1.101cm" svg:x="12.43cm" svg:y="13.445cm">
          <draw:text-box>
            <text:p><text:span text:style-name="T2">eth0/1</text:span></text:p>
            <text:p><text:span text:style-name="T3">DP</text:span></text:p>
          </draw:text-box>
        </draw:frame>
        <draw:frame draw:style-name="gr13" draw:text-style-name="P4" draw:layer="layout" svg:width="1.87cm" svg:height="1.061cm" svg:x="15.132cm" svg:y="7.603cm">
          <draw:text-box>
            <text:p><text:span text:style-name="T2">eth0/2</text:span></text:p>
            <text:p><text:span text:style-name="T3">BP</text:span></text:p>
          </draw:text-box>
        </draw:frame>
        <draw:frame draw:style-name="gr6" draw:text-style-name="P4" draw:layer="layout" svg:width="1.567cm" svg:height="1.118cm" svg:x="11.879cm" svg:y="9cm">
          <draw:text-box>
            <text:p><text:span text:style-name="T2">eth0/2</text:span></text:p>
            <text:p><text:span text:style-name="T3">DP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0-14T19:27:19.513000000</meta:creation-date>
    <dc:date>2020-10-14T19:27:38.469000000</dc:date>
    <meta:editing-duration>PT19S</meta:editing-duration>
    <meta:editing-cycles>1</meta:editing-cycles>
    <meta:document-statistic meta:object-count="49"/>
    <meta:generator>LibreOffice/6.4.2.2$Windows_X86_64 LibreOffice_project/4e471d8c02c9c90f512f7f9ead8875b57fcb1ec3</meta:generator>
  </office:meta>
</office:document-meta>
</file>